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cc" draw:textarea-horizontal-align="left" draw:textarea-vertical-align="middle" draw:auto-grow-height="false" fo:padding-top="0.175cm" fo:padding-bottom="0.175cm" fo:padding-left="0.3cm" fo:padding-right="0.3cm" draw:shadow="hidden"/>
    </style:style>
    <style:style style:name="gr2" style:family="graphic" style:parent-style-name="standard">
      <style:graphic-properties draw:fill="none" draw:fill-color="#ffff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width="0.1cm" svg:stroke-color="#ff8080" draw:marker-start-width="0.35cm" draw:marker-end-width="0.35cm" draw:fill="none" draw:fill-color="#cfe7f5" draw:textarea-horizontal-align="right" draw:textarea-vertical-align="middle" draw:auto-grow-height="false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1cm" svg:stroke-color="#579d1c" draw:marker-start-width="0.35cm" draw:marker-end-width="0.35cm" draw:fill="none" draw:fill-color="#ccffff" draw:textarea-horizontal-align="justify" draw:textarea-vertical-align="bottom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6.199cm" svg:height="6.199cm" svg:x="5.049cm" svg:y="2.6cm" svg:viewBox="0 0 6200 6200" svg:d="M3100 0c1757 0 3100 1343 3100 3100s-1343 3100-3100 3100-3100-1343-3100-3100 1343-3100 3100-3100z">
            <text:p text:style-name="P1">RPU</text:p>
          </draw:path>
          <draw:polygon draw:style-name="gr2" draw:text-style-name="P1" draw:layer="layout" svg:width="0cm" svg:height="0cm" svg:x="5.049cm" svg:y="2.6cm" svg:viewBox="0 0 0 0" draw:points="0,0">
            <text:p/>
          </draw:polygon>
          <draw:polygon draw:style-name="gr2" draw:text-style-name="P1" draw:layer="layout" svg:width="0cm" svg:height="0cm" svg:x="11.25cm" svg:y="8.801cm" svg:viewBox="0 0 0 0" draw:points="0,0">
            <text:p/>
          </draw:polygon>
          <draw:path draw:style-name="gr3" draw:text-style-name="P1" draw:layer="layout" svg:width="6.199cm" svg:height="6.199cm" svg:x="8.45cm" svg:y="2.601cm" svg:viewBox="0 0 6200 6200" svg:d="M3100 0c1757 0 3100 1343 3100 3100s-1343 3100-3100 3100-3100-1343-3100-3100 1343-3100 3100-3100z">
            <text:p text:style-name="P1">ROR</text:p>
          </draw:path>
          <draw:polygon draw:style-name="gr2" draw:text-style-name="P1" draw:layer="layout" svg:width="0cm" svg:height="0cm" svg:x="8.45cm" svg:y="2.601cm" svg:viewBox="0 0 0 0" draw:points="0,0">
            <text:p/>
          </draw:polygon>
          <draw:polygon draw:style-name="gr2" draw:text-style-name="P1" draw:layer="layout" svg:width="0cm" svg:height="0cm" svg:x="14.651cm" svg:y="8.802cm" svg:viewBox="0 0 0 0" draw:points="0,0">
            <text:p/>
          </draw:polygon>
          <draw:path draw:style-name="gr4" draw:text-style-name="P1" draw:layer="layout" svg:width="6.199cm" svg:height="6.199cm" svg:x="6.85cm" svg:y="6.501cm" svg:viewBox="0 0 6200 6200" svg:d="M3100 0c1757 0 3100 1343 3100 3100s-1343 3100-3100 3100-3100-1343-3100-3100 1343-3100 3100-3100z">
            <text:p text:style-name="P1">HET</text:p>
          </draw:path>
          <draw:polygon draw:style-name="gr2" draw:text-style-name="P1" draw:layer="layout" svg:width="0cm" svg:height="0cm" svg:x="6.85cm" svg:y="6.501cm" svg:viewBox="0 0 0 0" draw:points="0,0">
            <text:p/>
          </draw:polygon>
          <draw:polygon draw:style-name="gr2" draw:text-style-name="P1" draw:layer="layout" svg:width="0cm" svg:height="0cm" svg:x="13.051cm" svg:y="12.702cm" svg:viewBox="0 0 0 0" draw:points="0,0">
            <text:p/>
          </draw:polygon>
        </draw:g>
        <draw:frame draw:style-name="gr5" draw:layer="layout" svg:width="13.7cm" svg:height="3.095cm" svg:x="3cm" svg:y="14.3cm">
          <draw:text-box>
            <text:p>RPU : Résumé de passage aux urgences</text:p>
            <text:p>ROR : Répertoire opérationnel des ressources</text:p>
            <text:p>HET : Hôpital en tension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8:51:21.352181077</meta:creation-date>
    <dc:date>2014-12-01T19:35:41.155497428</dc:date>
    <meta:editing-duration>PT13M59S</meta:editing-duration>
    <meta:editing-cycles>1</meta:editing-cycles>
    <meta:document-statistic meta:object-count="11"/>
    <meta:generator>LibreOffice/4.2.7.2$Linux_X86_64 LibreOffice_project/420m0$Build-2</meta:generator>
  </office:meta>
</office:document-meta>
</file>